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dziny w Equestrii</text:p>
      <text:p text:style-name="P1"/>
      <text:p text:style-name="P1">Gray Picture</text:p>
      <text:p text:style-name="P1"/>
      <text:p text:style-name="P1">Dotarliśmy już do tego momentu w serialu, w którym znamy już rodzinę każdej klaczy z głównej szóstki. Mieliśmy też okazję poznać krewnych innych, mniej ważnych kucy. Jakie wnioski można z tego wyciągnąć?</text:p>
      <text:p text:style-name="P1"/>
      <text:p text:style-name="P1">Na wstępnie zaznaczę, że doskonale zdaję sobie sprawę z faktu, że twórcy często dodają nowe elementy do serialu bez jakiegoś większego zastanowienia, lub ponieważ dana sytuacja tego wymagała. Do tego kucyki są jednak bajką przeznaczoną dla dzieci, dlatego takie mniejsze albo znacznie większe nielogiczności nie powinny nikogo dziwić, a dużo rzeczy nie powinno być traktowane poważnie. Czasami jednak pozwolę sobie ten fakt zignorować, ponieważ tak jest zdecydowanie ciekawiej.</text:p>
      <text:p text:style-name="P1"/>
      <text:p text:style-name="P1">Wielkość rodzin</text:p>
      <text:p text:style-name="P1"/>
      <text:p text:style-name="P1">Prawie każda klacz z Mane 6 ma rodzeństwo, jedynym wyjątkiem jest tu Rainbow Dash, która jako jedyna jest jedynaczką (a przynajmniej na razie nie wiemy, żeby jakieś rodzeństwo miała. O bracie Fluttershy przecież dowiedzieliśmy się dopiero stosunkowo niedawno.) Patrząc nie tylko na same główne bohaterki, ale też kuce tła, można łatwo zauważyć, że największe rodziny mają kuce ziemskie. Doskonałym przykładem jest chociażby rodzina Pie, Apple, czy stosunkowo niedawno poznana Pear. Mniejsze rodziny mają jednorożce i pegazy. </text:p>
      <text:p text:style-name="P1"/>
      <text:p text:style-name="P1">Ale czy to takie pewne? Oczywiście, najprostszą i najbardziej oczywistą hipotezą jest powiązanie wielkości danej rodziny z rasą kucyków, lecz można też łatwo zauważyć, że to, co wyróżnia wymienione wyżej rodziny, to miejsce, w którym one mieszkają. Apple, Pie i Pear pochodzą ze wsi, natomiast rodziny Rarity, Twilight, Rainbow i Shy mieszkają w mniejszych lub większych miastach. Jest to o tyle ciekawe, że współczynnik przyrostu naturalnego jest zwykle trochę większy na wsi.</text:p>
      <text:p text:style-name="P1"/>
      <text:p text:style-name="P1">Relacje między członkami rodziny</text:p>
      <text:p text:style-name="P1"/>
      <text:p text:style-name="P1">Kolejną rzeczą, której warto się przyjrzeć, są relacje między członkami kucykowych familii. Tutaj niestety w formułowaniu jakichkolwiek wniosków przeszkadza to, że twórcy już nie jeden raz dawali kucykowi „nowego” (nawet bardzo bliskiego) krewnego, nie zawracając sobie głowy faktem, że wcześniej owy kucyk ani razu nie wspomniał, że ma takiego członka rodziny. Chyba najśmieszniejszej to wyglądało w przypadku brata Twilight. Przecież to zupełnie normalne, że swojej najbliższej rodzinie nie mówi się nic o swoim życiu. No bo kto tam by sobie zawracał łepek jakimś pisaniem listów o tym, że się na przykład umawia z księżniczką, albo że się zaręczyło. Przecież to wcale nie jest tak, że Shining Armor pojawił się w tym serialu tylko po to, żeby Twilight miała powód, żeby wraz z resztą Mane 6 udać się do Canterlot i ocalić Equestrię. Na szczęście potem już twórcy się trochę ogarnęli, dzięki temu Fluttershy chociaż wspomina, że co jakiś czas odwiedza rodziców <text:s/>(szczerze mówiąc, dzięki tej krótkiej kwestii mogę wybaczyć, że wcześniej o nich nie mówiła i założyć, iż na niedzielny obiadek do mamy i taty wpadła „między odcinkami”). Jeszcze lepiej zostało to <text:soft-page-break/>wykonane przy poznawaniu rodziców Rainbow. Założę się, że nie jestem jedyną, która na miejscu tego pegaza też starałaby się jak najbardziej ograniczyć swój kontakt z rodzicielami.</text:p>
      <text:p text:style-name="P1"/>
      <text:p text:style-name="P1">Wracając jednak do zasadniczego tematu, to tutaj kolejny raz można zauważyć, że zasadniczo bardziej związane ze swoją rodziną są ziemniaki. Jak wyżej pojawia się pytanie, czy jest to zasługa jakiś charakterystycznych dla tej rasy cech czy wynika to z innych czynników? Może kucyki ziemskie z natury są bardziej rodzinne? A może to zasługa tego, że już za młodu te klacze spędzały ze swoją dużo czasu, wspólnie pracując w sadzie czy na innej farmie kamieni? Ciężko jednoznacznie wskazać odpowiedź.</text:p>
      <text:p text:style-name="P1"/>
      <text:p text:style-name="P1">Pozostałe „nieziemniaki” z Mane 6 mają różnie relacje ze swoimi rodzicami i rodzeństwem. Zdecydowanie najgorsze ma Rainbow Dash, ponieważ, jak wiadomo, ma ona dość… specyficznych rodziców, że tak to eufemistycznie ujmę. Poza tym ta klacz, przynajmniej dla mnie, nie wydaje się szczególnie rodzinnym typem. Rarity stara się spędzać czas ze swoją młodszą siostrą, co nawet jej jako tako wychodzi, biorąc pod uwagę, ile ma pracy z prowadzonymi przez nią butikami. I pewnie można by powiedzieć, że jest to bardzo rodzinna klacz, gdyby nie to, że prawie nie kontaktuje się z jej rodzicami (a przynajmniej nic nie wskazuje, że to robi). Twilight, po tym, jak sobie przypomniała o istnieniu swojej rodziny, nawet dość często się z nią spotyka, zwłaszcza jeśli wziąć pod uwagę, że na co dzień zajmuje się „księżniczkowaniem”. Poza tym jej rodzice mieszkają w Canterlot, a brat z Cadence i ich małym pomiotem Flurry Heart w Crystal Empire. Najlepiej z tej czwórki pod tym względem wypada Fluttershy, ponieważ, jak już wcześniej mówiłam, swoich rodziców odwiedza co jakiś czas, a oprócz tego nawet zdarza jej się przejmować jej (niesamowicie wprost irytujacym) bratem.</text:p>
      <text:p text:style-name="P1"/>
      <text:p text:style-name="P1">Nie takie miłe te koniki</text:p>
      <text:p text:style-name="P1"/>
      <text:p text:style-name="P1">Czemu większość kucyków zakłada rodziny tylko w obrębie jednej rasy? Mam nadzieję, że nie tylko mnie to zastanawia. Najprostszą i zarazem najbardziej prawdopodobną odpowiedzią jest to, że MLP to bajka dla małych dzieci, którym najłatwiej pokazać pokrewieństwo danych postaci, jeżeli będą do siebie podobne. Ale jednak odsuńmy na bok to bardzo racjonalne (i nudne) wyjaśnienie. Może te kolorowe taborety, które tak chętnie uczą wszystkich o magicznej sile przyjaźni, to tak naprawdę rasiści? Może to pozostałości po czasach, gdy pegazy, jednorogi i ziemniaki były skłócone ze sobą? Jakby nie patrzeć, te koniki nienawidziły się przez bardzo długi czas i choć żyją obok siebie w Equestrii już od ponad tysiąca lat, to jednak wciąż mogą być między rasami niezabliźnione rany.</text:p>
      <text:p text:style-name="P1"/>
      <text:p text:style-name="P1">Obrazki: </text:p>
      <text:p text:style-name="P1">Na banner</text:p>
      <text:p text:style-name="P1"><text:a xlink:type="simple" xlink:href="https://img00.deviantart.net/81a1/i/2016/156/5/5/the_shy_family_by_therandomjoyrider-da558xt.png" text:style-name="Internet_20_link" text:visited-style-name="Visited_20_Internet_20_Link"><text:span text:style-name="T1">https://img00.deviantart.net/81a1/i/2016/156/5/5/the_shy_family_by_therandomjoyrider-da558xt.png</text:span></text:a></text:p>
      <text:p text:style-name="P1"/>
      <text:p text:style-name="P1"><text:a xlink:type="simple" xlink:href="https://therandomjoyrider.deviantart.com/art/The-Shy-Family-613304705" text:style-name="Internet_20_link" text:visited-style-name="Visited_20_Internet_20_Link"><text:span text:style-name="T1">https://therandomjoyrider.deviantart.com/art/The-Shy-Family-613304705</text:span></text:a> &lt;źródło</text:p>
      <text:p text:style-name="P1"/>
      <text:p text:style-name="P1">Pozostałe </text:p>
      <text:p text:style-name="P1"><text:a xlink:type="simple" xlink:href="http://s3.amazonaws.com/bronibooru/881894a6bd68a9c6e3902e231a580048.png" text:style-name="Internet_20_link" text:visited-style-name="Visited_20_Internet_20_Link"><text:span text:style-name="T1">http://s3.amazonaws.com/bronibooru/881894a6bd68a9c6e3902e231a580048.png</text:span></text:a></text:p>
      <text:p text:style-name="P1"/>
      <text:p text:style-name="P1"><text:a xlink:type="simple" xlink:href="http://www.bronibooru.com/posts/65254?tags=princess" text:style-name="Internet_20_link" text:visited-style-name="Visited_20_Internet_20_Link"><text:span text:style-name="T1">http://www.bronibooru.com/posts/65254?tags=princess</text:span></text:a> &lt;źródło</text:p>
      <text:p text:style-name="P1"><text:soft-page-break/></text:p>
      <text:p text:style-name="P1"><text:a xlink:type="simple" xlink:href="https://derpicdn.net/img/2013/7/30/386545/full.png" text:style-name="Internet_20_link" text:visited-style-name="Visited_20_Internet_20_Link"><text:span text:style-name="T1">https://derpicdn.net/img/2013/7/30/386545/full.png</text:span></text:a></text:p>
      <text:p text:style-name="P1"/>
      <text:p text:style-name="P1"><text:a xlink:type="simple" xlink:href="https://derpibooru.org/386545" text:style-name="Internet_20_link" text:visited-style-name="Visited_20_Internet_20_Link"><text:span text:style-name="T1">https://derpibooru.org/386545</text:span></text:a> &lt;źródło</text:p>
      <text:p text:style-name="P1"/>
      <text:p text:style-name="P1"><text:a xlink:type="simple" xlink:href="https://img00.deviantart.net/0b27/i/2015/299/2/6/the_pie_sisters_by_inuhoshi_to_darkpen-d9ehgds.png" text:style-name="Internet_20_link" text:visited-style-name="Visited_20_Internet_20_Link"><text:span text:style-name="T1">https://img00.deviantart.net/0b27/i/2015/299/2/6/the_pie_sisters_by_inuhoshi_to_darkpen-d9ehgds.png</text:span></text:a></text:p>
      <text:p text:style-name="P1"/>
      <text:p text:style-name="P1"><text:a xlink:type="simple" xlink:href="https://inuhoshi-to-darkpen.deviantart.com/art/The-Pie-Sisters-568524592" text:style-name="Internet_20_link" text:visited-style-name="Visited_20_Internet_20_Link"><text:span text:style-name="T1">https://inuhoshi-to-darkpen.deviantart.com/art/The-Pie-Sisters-568524592</text:span></text:a> &lt;źródł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7-12-21T00:34:36.197000000</dc:date>
    <meta:editing-duration>PT1H47M5S</meta:editing-duration>
    <meta:editing-cycles>1</meta:editing-cycles>
    <meta:document-statistic meta:table-count="0" meta:image-count="0" meta:object-count="0" meta:page-count="3" meta:paragraph-count="24" meta:word-count="866" meta:character-count="6147" meta:non-whitespace-character-count="5301"/>
  </office:meta>
</office:document-meta>
</file>